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Normal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 fo:background-color="#d9d9d9" fo:padding-left="0.141cm" fo:padding-right="0.141cm" fo:padding-top="0.035cm" fo:padding-bottom="0.035cm" fo:border="0.51pt solid #000000" style:shadow="none">
        <style:background-image/>
      </style:paragraph-properties>
      <style:text-properties officeooo:paragraph-rsid="001d38a0"/>
    </style:style>
    <style:style style:name="P4" style:family="paragraph" style:parent-style-name="Normal">
      <style:text-properties style:font-name="Arial" fo:font-size="10pt" fo:font-weight="bold" officeooo:rsid="001d38a0" officeooo:paragraph-rsid="001d38a0" style:font-size-asian="10pt" style:font-weight-asian="bold" style:font-name-complex="Arial" style:font-size-complex="10pt" style:font-weight-complex="bold"/>
    </style:style>
    <style:style style:name="P5" style:family="paragraph" style:parent-style-name="Normal">
      <style:text-properties style:font-name="Arial" fo:font-size="10pt" fo:font-weight="bold" officeooo:rsid="001d38a0" officeooo:paragraph-rsid="001fa330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style style:name="T2" style:family="text">
      <style:text-properties style:font-name="Arial" fo:font-size="10pt" fo:font-weight="bold" officeooo:rsid="001d38a0" style:font-size-asian="10pt" style:font-weight-asian="bold" style:font-name-complex="Arial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uente_20_de_20_párrafo_20_predeter."><text:span text:style-name="T2">REPORTE ORIGINAL</text:span></text:span></text:p>
      <text:p text:style-name="P2"/>
      <text:p text:style-name="P4">SUBREPORTES:</text:p>
      <text:p text:style-name="P2"><text:text-input text:description="&lt;include_subreport('prueba_2', o.company_id)&gt;">subreport</text:text-input></text:p>
      <text:p text:style-name="P4">--------------------------------------</text:p>
      <text:p text:style-name="P4">Continuación de reporte</text:p>
      <text:p text:style-name="P4"/>
      <text:p text:style-name="P4"><text:placeholder text:placeholder-type="text">&lt;o.street&gt;</text:placeholder></text:p>
      <text:p text:style-name="P5"><text:placeholder text:placeholder-type="text">&lt;o.city&gt;</text:placeholder></text:p>
      <text:p text:style-name="P5"><text:placeholder text:placeholder-type="text">&lt;o.street2&gt;</text:placeholder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Arial Unicode MS" style:font-name-asian="Arial Unicode MS" style:font-name-complex="Arial Unicode MS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11pt" fo:font-weight="bold" style:font-size-asian="11pt" style:font-weight-asian="bold" style:font-size-complex="10pt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font-size="11pt" style:font-size-asian="11pt" style:font-size-complex="10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style:contextual-spacing="false" fo:line-height="115%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language-asian="en" style:country-asian="US" style:font-size-complex="11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style:font-name="Times New Roman" fo:font-weight="bold" style:font-name-asian="Times New Roman" style:language-asian="pt" style:country-asian="BR" style:font-weight-asian="bold" style:font-name-complex="Times New Roman" style:font-size-complex="10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style:font-name="Times New Roman" style:font-name-asian="Times New Roman" style:language-asian="pt" style:country-asian="BR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Times New Roman" style:font-size-asian="8pt" style:font-name-complex="Tahoma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use-window-font-color="true"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use-window-font-color="true"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Wingdings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Wingdings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50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span text:style-name="Fuente_20_de_20_párrafo_20_predeter."><text:span text:style-name="MT1"> </text:span></text:span><text:bookmark-start text:name="bmkHeaderProd"/><text:span text:style-name="Fuente_20_de_20_párrafo_20_predeter."><text:span text:style-name="MT1">Product/Technical/Name</text:span></text:span><text:bookmark-end text:name="bmkHeaderProd"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hosco</meta:initial-creator>
    <dc:creator>Juan Scarafía</dc:creator>
    <meta:creation-date>2012-12-13T18:53:00Z</meta:creation-date>
    <dc:date>2013-06-24T09:38:37</dc:date>
    <meta:print-date>2010-03-22T17:26:00Z</meta:print-date>
    <meta:editing-cycles>14</meta:editing-cycles>
    <meta:editing-duration>PT51M30S</meta:editing-duration>
    <meta:document-statistic meta:table-count="0" meta:image-count="0" meta:object-count="0" meta:page-count="1" meta:paragraph-count="9" meta:word-count="12" meta:character-count="149" meta:non-whitespace-character-count="144"/>
    <meta:template xlink:type="simple" xlink:actuate="onRequest" xlink:title="" xlink:href="AnexoXI.dotx"/>
  </office:meta>
</office:document-meta>
</file>